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6a1c" officeooo:paragraph-rsid="001f6a1c"/>
    </style:style>
    <style:style style:name="P2" style:family="paragraph" style:parent-style-name="Standard">
      <style:text-properties officeooo:rsid="001f6a1c" officeooo:paragraph-rsid="00213b5b"/>
    </style:style>
    <style:style style:name="P3" style:family="paragraph" style:parent-style-name="Standard">
      <style:text-properties officeooo:rsid="001f6a1c" officeooo:paragraph-rsid="003419c3"/>
    </style:style>
    <style:style style:name="P4" style:family="paragraph" style:parent-style-name="Standard">
      <style:text-properties officeooo:rsid="00225969" officeooo:paragraph-rsid="00225969"/>
    </style:style>
    <style:style style:name="P5" style:family="paragraph" style:parent-style-name="Standard">
      <style:text-properties officeooo:rsid="0032f55c" officeooo:paragraph-rsid="003419c3"/>
    </style:style>
    <style:style style:name="P6" style:family="paragraph" style:parent-style-name="Standard">
      <style:text-properties officeooo:rsid="001f6a1c" officeooo:paragraph-rsid="001f6a1c"/>
    </style:style>
    <style:style style:name="P7" style:family="paragraph" style:parent-style-name="Standard">
      <style:text-properties officeooo:rsid="00381e51" officeooo:paragraph-rsid="00381e51"/>
    </style:style>
    <style:style style:name="P8" style:family="paragraph" style:parent-style-name="Standard">
      <style:text-properties officeooo:rsid="00381e51" officeooo:paragraph-rsid="0043d3dd"/>
    </style:style>
    <style:style style:name="T1" style:family="text">
      <style:text-properties officeooo:rsid="00213b5b"/>
    </style:style>
    <style:style style:name="T2" style:family="text">
      <style:text-properties officeooo:rsid="002434d8"/>
    </style:style>
    <style:style style:name="T3" style:family="text">
      <style:text-properties officeooo:rsid="0025b1c8"/>
    </style:style>
    <style:style style:name="T4" style:family="text">
      <style:text-properties officeooo:rsid="00261853"/>
    </style:style>
    <style:style style:name="T5" style:family="text">
      <style:text-properties officeooo:rsid="002791b2"/>
    </style:style>
    <style:style style:name="T6" style:family="text">
      <style:text-properties officeooo:rsid="0028f919"/>
    </style:style>
    <style:style style:name="T7" style:family="text">
      <style:text-properties officeooo:rsid="002a316e"/>
    </style:style>
    <style:style style:name="T8" style:family="text">
      <style:text-properties officeooo:rsid="002c012a"/>
    </style:style>
    <style:style style:name="T9" style:family="text">
      <style:text-properties officeooo:rsid="002c21d8"/>
    </style:style>
    <style:style style:name="T10" style:family="text">
      <style:text-properties officeooo:rsid="002dcc48"/>
    </style:style>
    <style:style style:name="T11" style:family="text">
      <style:text-properties officeooo:rsid="002e05f2"/>
    </style:style>
    <style:style style:name="T12" style:family="text">
      <style:text-properties officeooo:rsid="002fdb12"/>
    </style:style>
    <style:style style:name="T13" style:family="text">
      <style:text-properties officeooo:rsid="00325d47"/>
    </style:style>
    <style:style style:name="T14" style:family="text">
      <style:text-properties officeooo:rsid="0032f55c"/>
    </style:style>
    <style:style style:name="T15" style:family="text">
      <style:text-properties officeooo:rsid="003419c3"/>
    </style:style>
    <style:style style:name="T16" style:family="text">
      <style:text-properties officeooo:rsid="0034b213"/>
    </style:style>
    <style:style style:name="T17" style:family="text">
      <style:text-properties officeooo:rsid="003ac487"/>
    </style:style>
    <style:style style:name="T18" style:family="text">
      <style:text-properties officeooo:rsid="003c414b"/>
    </style:style>
    <style:style style:name="T19" style:family="text">
      <style:text-properties officeooo:rsid="003d532c"/>
    </style:style>
    <style:style style:name="T20" style:family="text">
      <style:text-properties officeooo:rsid="004055ef"/>
    </style:style>
    <style:style style:name="T21" style:family="text">
      <style:text-properties officeooo:rsid="0040d208"/>
    </style:style>
    <style:style style:name="T22" style:family="text">
      <style:text-properties officeooo:rsid="0041f5c0"/>
    </style:style>
    <style:style style:name="T23" style:family="text">
      <style:text-properties officeooo:rsid="00428881"/>
    </style:style>
    <style:style style:name="T24" style:family="text">
      <style:text-properties officeooo:rsid="0043d3dd"/>
    </style:style>
    <style:style style:name="T25" style:family="text">
      <style:text-properties officeooo:rsid="00446bc9"/>
    </style:style>
    <style:style style:name="T26" style:family="text">
      <style:text-properties officeooo:rsid="0045c6ea"/>
    </style:style>
    <style:style style:name="T27" style:family="text">
      <style:text-properties officeooo:rsid="0045e056"/>
    </style:style>
    <style:style style:name="T28" style:family="text">
      <style:text-properties officeooo:rsid="00461c62"/>
    </style:style>
    <style:style style:name="T29" style:family="text">
      <style:text-properties officeooo:rsid="0046dcfa"/>
    </style:style>
    <style:style style:name="T30" style:family="text">
      <style:text-properties officeooo:rsid="004740e2"/>
    </style:style>
    <style:style style:name="T31" style:family="text">
      <style:text-properties officeooo:rsid="004996fe"/>
    </style:style>
    <style:style style:name="T32" style:family="text">
      <style:text-properties officeooo:rsid="004a6ad8"/>
    </style:style>
    <style:style style:name="T33" style:family="text">
      <style:text-properties officeooo:rsid="004b62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BUSCA DE LA EDUCACIÓN PERDIDA</text:p>
      <text:p text:style-name="P1"/>
      <text:p text:style-name="P1">Entrevistas:</text:p>
      <text:p text:style-name="P1"/>
      <text:p text:style-name="P4">Lugares de Madrid:</text:p>
      <text:p text:style-name="P4"/>
      <text:p text:style-name="P4">-<text:span text:style-name="T8">Segunda unidad:</text:span></text:p>
      <text:p text:style-name="P4"><text:tab/><text:span text:style-name="T8">Vista del skyline, que se vean las cuatro torres</text:span></text:p>
      <text:p text:style-name="P4"><text:tab/></text:p>
      <text:p text:style-name="P4">Con permiso:</text:p>
      <text:p text:style-name="P4">- <text:span text:style-name="T4">Colegio alemán de madrid</text:span></text:p>
      <text:p text:style-name="P4">- <text:span text:style-name="T11">Colegios con huerto</text:span></text:p>
      <text:p text:style-name="P4"/>
      <text:p text:style-name="P4">Sin permiso:</text:p>
      <text:p text:style-name="P4">- <text:span text:style-name="T14">Grabar grafittis</text:span></text:p>
      <text:p text:style-name="P4">- Zona Templo Debod y alrededores</text:p>
      <text:p text:style-name="P4">- Zona Villanueva / brunete a cascoporro</text:p>
      <text:p text:style-name="P4">- <text:span text:style-name="T2">Zona planetario</text:span></text:p>
      <text:p text:style-name="P4">- <text:span text:style-name="T3">Puente de arganzuela</text:span></text:p>
      <text:p text:style-name="P4">- <text:span text:style-name="T5">Edificio Mirador</text:span></text:p>
      <text:p text:style-name="P4">¿<text:span text:style-name="T6">sin permiso? Escaleras mercado barceló</text:span></text:p>
      <text:p text:style-name="P1"/>
      <text:p text:style-name="P1">- César (profesor de filosofía)</text:p>
      <text:p text:style-name="P1"/>
      <text:p text:style-name="P1">- </text:p>
      <text:p text:style-name="P1"/>
      <text:p text:style-name="P1">-</text:p>
      <text:p text:style-name="P1"/>
      <text:p text:style-name="P1">Ideas:</text:p>
      <text:p text:style-name="P1"><text:tab/>- Calidad de la educación</text:p>
      <text:p text:style-name="P2">- <text:span text:style-name="T1">lo importante no es que no haga la niña bien los cálculos; lo grave es que esto le pueda parecer 2 cm^2: conclusión: no le parece nada, tan sólo opera con números</text:span></text:p>
      <text:p text:style-name="P2">- <text:span text:style-name="T1">Experimento del capitán de barco chino</text:span></text:p>
      <text:p text:style-name="P2">- <text:span text:style-name="T7">ciclo memorizar → vomitar → olvidar</text:span></text:p>
      <text:p text:style-name="P2">- <text:span text:style-name="T7">A todo el mundo le gusta saber; lo que no gusta es el esfuerzo de aprender</text:span></text:p>
      <text:p text:style-name="P2">- <text:span text:style-name="T7">Mientras menos se entiende y menos sentido se le encuentra, mayor es el esfuerzo</text:span></text:p>
      <text:p text:style-name="P2">- <text:span text:style-name="T7">Dos líneas de explicación en un artículo bueno a veces son mejores que 10 páginas de un artículo malo</text:span></text:p>
      <text:p text:style-name="P2">- <text:span text:style-name="T7">Verdades Inútiles</text:span></text:p>
      <text:p text:style-name="P2">- <text:span text:style-name="T12">Educación descarnada</text:span></text:p>
      <text:p text:style-name="P2">- </text:p>
      <text:p text:style-name="P2">- <text:span text:style-name="T7">Papá/mamá: cuéntame un cuento → lo niños quieren saber cosas</text:span></text:p>
      <text:p text:style-name="P2"><text:s text:c="2"/>¿<text:span text:style-name="T7">cómo es que hay que ponerles un examen porque si no, no las aprenden?</text:span></text:p>
      <text:p text:style-name="P2">- <text:span text:style-name="T7">Historia se enseña mal: ¿qué personalidad tenían los reyes católicos?</text:span></text:p>
      <text:p text:style-name="P2">- <text:span text:style-name="T7">Matemáticas se enseña mal:</text:span></text:p>
      <text:p text:style-name="P2">- <text:span text:style-name="T9">La edad del Símplemente obedece ha terminado: habría que esforzarse en encontrar buenas razones; posiblemente los propios adultos se darían cuenta de cosas</text:span></text:p>
      <text:p text:style-name="P2">- <text:span text:style-name="T10">Si no hay exámenes, no se aprende nada | <text:s/>---→ cuestionar estas ideas</text:span></text:p>
      <text:p text:style-name="P2">- <text:span text:style-name="T10">Si no hay salarios, no se trabaja nada <text:s text:c="5"/>|</text:span></text:p>
      <text:p text:style-name="P2">- <text:span text:style-name="T12">Cuestionar el exceso de contenidos académicos y deberes</text:span></text:p>
      <text:p text:style-name="P2">- <text:span text:style-name="T12">Da igual que un alumno sea capaz de pasar por 2000000 aros; es mejor que pase por sólo uno sabiendo lo que está haciendo</text:span></text:p>
      <text:p text:style-name="P2"><text:soft-page-break/>- <text:span text:style-name="T12">Hasta en el ámbito universitario: apruebas los exámenes, pero no sabes lo que <text:s/>estás haciendo</text:span></text:p>
      <text:p text:style-name="P2">- <text:span text:style-name="T11">Trabajo → consumo → destrucción del ecosistema</text:span></text:p>
      <text:p text:style-name="P2">- <text:span text:style-name="T13">Escuela, pregunta clave: ¿para qué?</text:span></text:p>
      <text:p text:style-name="P2">- <text:span text:style-name="T13">Si quieres vivir muy bien durante un mes, pide un préstamo y vive a todo trapo un mes… ¿y cuando pase ese mes, qué? Lo mismo está pasando con la economía… crecimiento económico sin límites; la ecología no es “hacer bonito”, es la economía de verdad</text:span></text:p>
      <text:p text:style-name="P2">- <text:span text:style-name="T13">Piso de estudiantes con los platos limpios/sucios</text:span></text:p>
      <text:p text:style-name="P2">- <text:span text:style-name="T14">Inercia: cuando empieza uno a dar clases sigue el patrón conocido (imita a los profesores que le dieron clase). ¿Qué te hace pensar que políticos / dirigentes / empresarios no hacen lo mismo, y propagan indefinidamente patrones sin la mediación de la reflexión?</text:span></text:p>
      <text:p text:style-name="P2">- <text:span text:style-name="T14">Idea artística: cadena de montaje, producción en cadena</text:span></text:p>
      <text:p text:style-name="P2">- <text:span text:style-name="T12">Ideas peligrosas:</text:span></text:p>
      <text:p text:style-name="P2"><text:tab/><text:span text:style-name="T12">el sistema educativo es la proyección de un sistema abusivo que consume y devasta.</text:span></text:p>
      <text:p text:style-name="P2">- <text:span text:style-name="T12">Educación, ecología y economía</text:span></text:p>
      <text:p text:style-name="P2"><text:tab/><text:span text:style-name="T12">Envases y más envases</text:span></text:p>
      <text:p text:style-name="P2"><text:tab/><text:span text:style-name="T12">Higiene ante todo</text:span></text:p>
      <text:p text:style-name="P2"><text:tab/>¿<text:span text:style-name="T12">A dónde va todo esto? → </text:span></text:p>
      <text:p text:style-name="P3">- <text:span text:style-name="T14">por ejemplo: la ecología o la pobreza global son problemas atacables, pero requieren ver el mundo</text:span></text:p>
      <text:p text:style-name="P5">de manera diferente</text:p>
      <text:p text:style-name="P1">- <text:span text:style-name="T15">Antes funcionaba el : estudia o vas a acabar barriendo aceras; ahora no funciona, más le vale a los adultos buscar VERDADERAS buenas razones</text:span></text:p>
      <text:p text:style-name="P1">- <text:span text:style-name="T15">Comentar lo del piano</text:span></text:p>
      <text:p text:style-name="P1">- <text:span text:style-name="T15">Comentar lo de mi padre: ¿por qué no puedes simplemente hacer lo que toca en cada momento?</text:span></text:p>
      <text:p text:style-name="P1">- ¿<text:span text:style-name="T15">Por qué tienen que ser los institutos tan feos?</text:span></text:p>
      <text:p text:style-name="P1">- <text:span text:style-name="T16">Realidad: todo el mundo mira el trabajo, el sustento, el sueldo…</text:span></text:p>
      <text:p text:style-name="P1"><text:s text:c="2"/><text:span text:style-name="T16">otra realidad: mira la ficción que producimos: es el anhelo de perseguir lo que deseamos, pero la realidad casi siempre nos supera, y nos estancamos en lo seguro y conocido. </text:span></text:p>
      <text:p text:style-name="P1">- É<text:span text:style-name="T16">rase la historia de una persona que estudió, se casó, trabajo, y ya no hizo más nada… <text:s text:c="2"/>no sé cuánta taquilla iba a tener una película así</text:span></text:p>
      <text:p text:style-name="P1">- <text:span text:style-name="T16">En el fondo lo sentimos: sentimos apreciamos más a una persona que le da más importancia a la persecución de sus metas que a un sueldo; pero no nos atrevemos a ser así</text:span></text:p>
      <text:p text:style-name="P1">- ¿<text:span text:style-name="T16">Por qué no nos atrevemos? Pasa lo mismo que con el desarme nuclear</text:span></text:p>
      <text:p text:style-name="P1">- <text:span text:style-name="T16">Comida: hay de sobra; mano de obra: hay de sobra; </text:span></text:p>
      <text:p text:style-name="P1">- <text:span text:style-name="T15">Recogiendo la casa:</text:span></text:p>
      <text:p text:style-name="P1">Core:</text:p>
      <text:p text:style-name="P1"><text:tab/></text:p>
      <text:p text:style-name="P1">Aux:</text:p>
      <text:p text:style-name="P1"/>
      <text:p text:style-name="P1">Animaciones:</text:p>
      <text:p text:style-name="P1"/>
      <text:p text:style-name="P1"><text:tab/></text:p>
      <text:p text:style-name="P1"/>
      <text:p text:style-name="P1"/>
      <text:p text:style-name="P7">Bloques:</text:p>
      <text:p text:style-name="P7"/>
      <text:p text:style-name="P7"><text:tab/>Comienzo:</text:p>
      <text:p text:style-name="P7"/>
      <text:p text:style-name="P7"><text:tab/><text:tab/>situación actual</text:p>
      <text:p text:style-name="P7"/>
      <text:p text:style-name="P7"><text:tab/>Medio:</text:p>
      <text:p text:style-name="P7"/>
      <text:p text:style-name="P7"><text:tab/><text:tab/>·desmontando mitos sobre la memoria</text:p>
      <text:p text:style-name="P7"><text:soft-page-break/><text:tab/><text:tab/>·verdades inútiles</text:p>
      <text:p text:style-name="P7"><text:tab/><text:tab/>·el origen: ¿quién inventó el sistema tal como es?</text:p>
      <text:p text:style-name="P7"><text:tab/><text:tab/>·¿para qué quiero saber esto? Será mejor que contestes, en serio…</text:p>
      <text:p text:style-name="P7"><text:tab/><text:tab/>·Escuela: ¿para qué?</text:p>
      <text:p text:style-name="P7"><text:tab/><text:tab/>·<text:tab/>- se olvida el 90% de lo aprendido, eso debería querer decir que un 10% es suficiente, ¿lo es?</text:p>
      <text:p text:style-name="P7"><text:tab/><text:tab/>· <text:span text:style-name="T31">Demostrar que el aprendizaje es, MUY GENERALMENTE, no significativo y no duradero.<text:tab/></text:span></text:p>
      <text:p text:style-name="P7"><text:tab/><text:tab/>· <text:span text:style-name="T32">La escuela tal como es, ¿mejor que nada? No nos engañemos, es mejor que no ir a la escuela. Lo cual no quiere decir que no se pueda o se deba mejorar.</text:span></text:p>
      <text:p text:style-name="P7"><text:tab/><text:tab/>·<text:tab/>- Quien es intelectualmente competente no requiere haber memorizado tantos procedimientos</text:p>
      <text:p text:style-name="P7"><text:tab/><text:tab/>·<text:tab/>- Ejemplo: aprender a razonar tests de inteligencia: no es una habilidad que sirva -directamente- para nada en concreto, pero sirve para todo.</text:p>
      <text:p text:style-name="P7"><text:tab/><text:tab/>· <text:span text:style-name="T33">el tiro por la culata: la actitud de los padres muchas veces backfirea: sólo consiguen que sus hijos no les cuenten las cosas. </text:span></text:p>
      <text:p text:style-name="P7"><text:tab/><text:tab/>· <text:span text:style-name="T33">Propagación de imitación de modelos: el profesor ejerce imitando los profesores que conoció. Todavía mucha gente que conduce coge el volante de aquella manera al girar (sin ser siquiera conscientes), cuando esto ya no hace falta en absoluto.</text:span></text:p>
      <text:p text:style-name="P7"><text:tab/><text:tab/>·<text:tab/>- “Éxito en la vida” no va a implicar “felicidad”, hay que ir entendiendo esto</text:p>
      <text:p text:style-name="P7"><text:tab/><text:tab/>·<text:tab/>- Definición de éxito</text:p>
      <text:p text:style-name="P7"><text:tab/><text:tab/>·<text:tab/>Entrar en temas económico/sociales??</text:p>
      <text:p text:style-name="P7"><text:tab/><text:tab/>· <text:span text:style-name="T19">Sistema cruel: hay quien por ser como es y hacer lo que hace, es premiado, y otro, castigado</text:span></text:p>
      <text:p text:style-name="P7"><text:tab/><text:tab/>· - <text:span text:style-name="T17">que se enseñe a pensar, que se enseñe a estudiar, a analizar → mucho mejor que contenidos concretos</text:span></text:p>
      <text:p text:style-name="P7"><text:tab/><text:tab/>· <text:span text:style-name="T17">es muy duro estudiar algo que no se comprende qué es ni para qué sirve (por ejemplo: las matrices)</text:span></text:p>
      <text:p text:style-name="P7"><text:tab/><text:tab/>· <text:span text:style-name="T17">Habría que mejorar a los educadores; actitud de “¿Qué puedo hacer para mejorar?” vs actitud de “La culpa la tiene otro”</text:span></text:p>
      <text:p text:style-name="P7"><text:tab/><text:tab/>· <text:span text:style-name="T21">Experimento de dar libertad creativa para expresar las ideas: sería una revolución, un momento de reclamo de la ansiada libertad………. Pero no pasó nada de eso; y ése es otro problema: la aceptación es más cómoda</text:span></text:p>
      <text:p text:style-name="P7"><text:tab/><text:tab/>· ¿<text:span text:style-name="T18">Recetas de Minecraft? - los estudiantes no son tontos; hacen planes, se coordinan… </text:span></text:p>
      <text:p text:style-name="P7"><text:tab/><text:tab/>· <text:span text:style-name="T23">Pensamiento durante la clase: “por favor, cerebro, llévame muy lejos de aquí”</text:span></text:p>
      <text:p text:style-name="P8"><text:tab/><text:tab/>· <text:span text:style-name="T24">LOS RESULTADOS NO SON NECESARIAMENTE PROPORCIONALES AL ESFUERZO!!!!!!! </text:span>¿trampa del sistema? → sacrificar contenidos para mejorar la asimilación; casi todo el mundo estaría de acuerdo en que es mejor estudiar una carrera universitaria que ponerse a trabajar inmediatamente con baja cualificación</text:p>
      <text:p text:style-name="P8"><text:tab/><text:tab/>· <text:span text:style-name="T24">SE PUEDEN MEJORAR LOS RESULTADOS DISMINUYENDO EL ESFUERZO!!!!! (cuánto se trabaja por no trabajar, y el trabajo que cuesta)</text:span></text:p>
      <text:p text:style-name="P8"><text:tab/><text:tab/>· ¿<text:span text:style-name="T25">Está usted de acuerdo en que es mejor vivir en una casa limpia y ordenada que no en una pocilga? Entonces, ¿por qué justificar el sistema actual?</text:span></text:p>
      <text:p text:style-name="P8"><text:tab/><text:tab/>· <text:span text:style-name="T25">PISA MAL → respuesta fácil: docentes más documentación, alumnos más deberes: BOTH WRONG, pero es una acción fácil de quien no tiene claro qué hacer</text:span></text:p>
      <text:p text:style-name="P8"><text:tab/><text:tab/>· <text:span text:style-name="T26">Es mejor utilizar una hora en aprender a apreciar la educación que en aprender un procedimiento</text:span></text:p>
      <text:p text:style-name="P8"><text:tab/><text:tab/>· <text:span text:style-name="T26">El delito no es hacer mal un cálculo; el delito es decir burradas (con un litro de gasolina, puedo recorrer…. Uhm…. 300.000.000 kilómetros en coche, ¿no?)</text:span></text:p>
      <text:p text:style-name="P8"><text:tab/><text:tab/>· “<text:span text:style-name="T27">que le den por culo a la obsesión con los contenidos”: está destruyendo el sistema</text:span></text:p>
      <text:p text:style-name="P8"><text:soft-page-break/><text:tab/><text:tab/>· <text:span text:style-name="T27">Consecuencia de entenderlo todo como una carrera, una competición??? pero es necesario??? la carrera sólo hace falta hacerla en el juego que nos hemos inventado. Ejemplo: planchar; es inútil; pero si no vas planchado, eres un guarro. Y es invención social. No hay nada inherentemente bueno en planchar la ropa. Si la norma social fuera llevar la ropa arrugada, nadie querría hacer el ridículo planchando su ropa. Y esto es arbitrario. Acaso no es posible que este mundo de competiciones y carreras no sea una construcción igualmente artificial?? Y la que escuela responda a esa construcción??</text:span></text:p>
      <text:p text:style-name="P8"><text:tab/><text:tab/>· ¿<text:span text:style-name="T28">Una escuela para formar trabajadores? Eso no implica anda</text:span></text:p>
      <text:p text:style-name="P8"><text:tab/><text:tab/>· <text:span text:style-name="T28">El “éxito laboral” no implica la felicidad</text:span></text:p>
      <text:p text:style-name="P8"><text:tab/><text:tab/>· <text:span text:style-name="T28">si eso fuera así, no habría cantantes, ni cine, ni destinos turísticos; si nos limitamos a la utilidad inmediata, no habríamos salido de las cuevas, y por tanto, no habría medicina, y nos moriríamos por infecciones a los 35 años. Es ese el mundo que queremos?? Estamos trabajando muy duro para que eso no sea así?? Pues sería imposible si no se le diera importancia a un espectro de experiencias. No, la felicidad es importante. No es un “accesorio” que vendrá por si sólo. De hecho, es más probable que una persona a la que se la ha apoyado para ser feliz consiga un éxito laboral que al revés. </text:span></text:p>
      <text:p text:style-name="P8"><text:tab/><text:tab/>· <text:span text:style-name="T29">El miedo es identificable como motor de todo: ¡No, que mi niño haga más deberes, no menos, tiene que estar mejor preparado que los demás! Y el miedo empapa</text:span></text:p>
      <text:p text:style-name="P8"><text:tab/><text:tab/>· <text:span text:style-name="T29">Cualquier cadena de autoridad está empapada en miedo</text:span></text:p>
      <text:p text:style-name="P8"><text:tab/><text:tab/>· <text:span text:style-name="T29">A los jovenes de ahora les cuesta más acatar la autoridad por el hecho de ser la autoridad??? puede ser...</text:span></text:p>
      <text:p text:style-name="P8"><text:tab/><text:tab/>· <text:span text:style-name="T29">Yo voy a ser la autoridad porque voy a esforzarme en hacerte comprender que voy a trabajar activamente por tu bienestar, no “porque sí”. Es un camino duro y difícil el de ganarse este papel. ¿A que cuando vas por la selva, rodeado de tigres, y una persona sabe calmar a los tigres, respetas a esa persona? Sería muy tonto hacer lo contrario</text:span></text:p>
      <text:p text:style-name="P8"><text:tab/><text:tab/>· <text:span text:style-name="T30">Entonces, ¿por qué los alumnos buscan cualquier resquicio para burlarse de los profesores? ¿Sienten que los estamos domesticando? ¿Haciéndolos pasar por aros de fuego?</text:span></text:p>
      <text:p text:style-name="P8"><text:tab/><text:tab/>· <text:span text:style-name="T27">Una escuela para las personas → conocer el exterior, pero también conocer el interior.</text:span></text:p>
      <text:p text:style-name="P7"><text:tab/><text:tab/>· “<text:span text:style-name="T21">No le veo sentido a las matrices, ni a la filosofía de Kant, ni a saber la métrica de un verso”… por supuesto que no, no así de esa manera, fuera de contexto, fuera de necesidad</text:span></text:p>
      <text:p text:style-name="P7"><text:tab/><text:tab/>· ¿<text:span text:style-name="T21">Cuál sería la consecuencia de no saberse los ríos de España? → una persona se levanta por la mañana…. Es obvio que no habría diferencia</text:span></text:p>
      <text:p text:style-name="P7">- <text:span text:style-name="T21">reinvertir el esfuerzo de aprenderse los ríos de españa en otra cosa</text:span></text:p>
      <text:p text:style-name="P7"><text:tab/><text:tab/>· <text:span text:style-name="T21">Película de Lutero? Vs lección sobre Lutero</text:span></text:p>
      <text:p text:style-name="P7"><text:tab/><text:tab/>·</text:p>
      <text:p text:style-name="P7"><text:tab/><text:tab/>· <text:tab/>- Empeñarse en conocimiento del medio / del exterior, pero ni un instante invertido en conocimiento del interior. <text:span text:style-name="T17">Es descabellado que se explore la mente y los sentimientos? </text:span></text:p>
      <text:p text:style-name="P7"><text:tab/><text:tab/>· <text:span text:style-name="T19">No, la escuela no es todo lo buena que puede ser</text:span></text:p>
      <text:p text:style-name="P7"><text:tab/><text:tab/>· <text:span text:style-name="T19">No, así se ha hecho siempre no es un argumento válido</text:span></text:p>
      <text:p text:style-name="P7"><text:tab/><text:tab/>· <text:span text:style-name="T22">El suspenso del informe PISA no es para el colectivo de los estudiantes, es para un sistema que se está quedando atrás</text:span></text:p>
      <text:p text:style-name="P7"><text:tab/><text:tab/></text:p>
      <text:p text:style-name="P7"><text:tab/></text:p>
      <text:p text:style-name="P7"><text:tab/>Cierre:</text:p>
      <text:p text:style-name="P7"><text:tab/></text:p>
      <text:p text:style-name="P7"><text:tab/><text:tab/>puedes hacer algo para cambiarlo</text:p>
      <text:p text:style-name="P7"><text:tab/><text:tab/>Todas las empresas quieren tu euro</text:p>
      <text:p text:style-name="P7"><text:tab/><text:tab/>El papel no prende hasta los 451 grados fahrenheit</text:p>
      <text:p text:style-name="P7"><text:tab/><text:tab/><text:span text:style-name="T20">Levanta la mano y dile a tus profesores que no estás de acuerdo con la forma</text:span></text:p>
      <text:p text:style-name="P7"><text:tab/><text:tab/><text:span text:style-name="T20">Ve a hablar con tu jefe de estudios</text:span></text:p>
      <text:p text:style-name="P7"><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3:19:18.230278291</meta:creation-date>
    <dc:date>2019-05-04T20:23:09.181880856</dc:date>
    <meta:editing-duration>PT23H24M28S</meta:editing-duration>
    <meta:editing-cycles>37</meta:editing-cycles>
    <meta:generator>LibreOffice/6.1.2.1$MacOSX_X86_64 LibreOffice_project/65905a128db06ba48db947242809d14d3f9a93fe</meta:generator>
    <meta:document-statistic meta:table-count="0" meta:image-count="0" meta:object-count="0" meta:page-count="4" meta:paragraph-count="133" meta:word-count="1837" meta:character-count="10385" meta:non-whitespace-character-count="8527"/>
  </office:meta>
</office:document-meta>
</file>